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75cm"/>
    </style:style>
    <style:style style:name="co14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0.979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3.955cm"/>
    </style:style>
    <style:style style:name="co8" style:family="table-column">
      <style:table-column-properties fo:break-before="auto" style:column-width="4.048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4.392cm"/>
    </style:style>
    <style:style style:name="co11" style:family="table-column">
      <style:table-column-properties fo:break-before="auto" style:column-width="3.757cm"/>
    </style:style>
    <style:style style:name="co15" style:family="table-column">
      <style:table-column-properties fo:break-before="auto" style:column-width="4.18cm"/>
    </style:style>
    <style:style style:name="co16" style:family="table-column">
      <style:table-column-properties fo:break-before="auto" style:column-width="3.493cm"/>
    </style:style>
    <style:style style:name="co17" style:family="table-column">
      <style:table-column-properties fo:break-before="auto" style:column-width="2.249cm"/>
    </style:style>
    <style:style style:name="ro14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886cm" fo:break-before="auto" style:use-optimal-row-height="fals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3.184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2.29cm" fo:break-before="auto" style:use-optimal-row-height="true"/>
    </style:style>
    <style:style style:name="ro8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2.738cm" fo:break-before="auto" style:use-optimal-row-height="true"/>
    </style:style>
    <style:style style:name="ro10" style:family="table-row">
      <style:table-row-properties style:row-height="4.08cm" fo:break-before="auto" style:use-optimal-row-height="true"/>
    </style:style>
    <style:style style:name="ro11" style:family="table-row">
      <style:table-row-properties style:row-height="3.632cm" fo:break-before="auto" style:use-optimal-row-height="true"/>
    </style:style>
    <style:style style:name="ro12" style:family="table-row">
      <style:table-row-properties style:row-height="6.318cm" fo:break-before="auto" style:use-optimal-row-height="true"/>
    </style:style>
    <style:style style:name="ro13" style:family="table-row">
      <style:table-row-properties style:row-height="5.422cm" fo:break-before="auto" style:use-optimal-row-height="true"/>
    </style:style>
    <style:style style:name="ro15" style:family="table-row">
      <style:table-row-properties style:row-height="4.528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 style:text-align-source="fix" style:repeat-content="false" fo:border="0.002cm solid #000000" style:vertical-align="top"/>
      <style:paragraph-properties fo:text-align="start" fo:margin-left="0cm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02cm solid #000000" style:vertical-align="top"/>
      <style:paragraph-properties fo:text-align="start" fo:margin-left="0cm"/>
      <style:text-properties fo:color="#000000"/>
    </style:style>
    <style:style style:name="ce4" style:family="table-cell" style:parent-style-name="Default" style:data-style-name="N100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fo:color="#000000"/>
    </style:style>
    <style:style style:name="ce6" style:family="table-cell" style:parent-style-name="Default" style:data-style-name="N0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fo:color="#000000"/>
    </style:style>
    <style:style style:name="ce8" style:family="table-cell" style:parent-style-name="Default" style:data-style-name="N0">
      <style:table-cell-properties fo:background-color="#ffffff" style:text-align-source="fix" style:repeat-content="false" fo:border="0.002cm solid #000000" style:vertical-align="top"/>
      <style:paragraph-properties fo:text-align="start" fo:margin-left="0cm"/>
      <style:text-properties fo:color="#000000" fo:font-size="20pt" style:font-size-asian="20pt" style:font-size-complex="20p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holzarten" table:style-name="ta3"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11" table:default-cell-style-name="ce5"/>
        <table:table-column table:style-name="co11" table:default-cell-style-name="ce7"/>
        <table:table-column table:style-name="co11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2" table:default-cell-style-name="ce8"/>
        <table:table-column table:style-name="co12" table:number-columns-repeated="1008" table:default-cell-style-name="ce3"/>
        <table:table-column table:style-name="co12" table:default-cell-style-name="Default"/>
        <table:table-row table:style-name="ro2">
          <table:table-cell/>
          <table:table-cell table:style-name="ce2" table:number-columns-repeated="2"/>
          <table:table-cell table:style-name="ce2" office:value-type="string">
            <text:p>Nh = 0</text:p>
          </table:table-cell>
          <table:table-cell table:style-name="ce4" table:number-columns-repeated="4"/>
          <table:table-cell table:style-name="ce6" office:value-type="string">
            <text:p>Keins = 0</text:p>
          </table:table-cell>
          <table:table-cell table:style-name="ce6"/>
          <table:table-cell table:style-name="ce2" table:number-columns-repeated="4"/>
          <table:table-cell/>
          <table:table-cell table:style-name="ce2" table:number-columns-repeated="1008"/>
          <table:table-cell/>
        </table:table-row>
        <table:table-row table:style-name="ro2">
          <table:table-cell/>
          <table:table-cell table:style-name="ce2" table:number-columns-repeated="2"/>
          <table:table-cell table:style-name="ce2" office:value-type="string">
            <text:p>Lh ringporig = 1</text:p>
          </table:table-cell>
          <table:table-cell table:style-name="ce4" table:number-columns-repeated="4"/>
          <table:table-cell table:style-name="ce4" office:value-type="string">
            <text:p>Obligatorisch = 1</text:p>
          </table:table-cell>
          <table:table-cell table:style-name="ce6"/>
          <table:table-cell table:style-name="ce2" table:number-columns-repeated="4"/>
          <table:table-cell/>
          <table:table-cell table:style-name="ce2" table:number-columns-repeated="1008"/>
          <table:table-cell/>
        </table:table-row>
        <table:table-row table:style-name="ro2">
          <table:table-cell/>
          <table:table-cell table:style-name="ce2" table:number-columns-repeated="2"/>
          <table:table-cell table:style-name="ce2" office:value-type="string">
            <text:p>Lh zerstrporig = 2</text:p>
          </table:table-cell>
          <table:table-cell table:style-name="ce4" table:number-columns-repeated="4"/>
          <table:table-cell table:style-name="ce4" office:value-type="string">
            <text:p>Fakultative = 2</text:p>
          </table:table-cell>
          <table:table-cell table:style-name="ce6"/>
          <table:table-cell table:style-name="ce2" table:number-columns-repeated="4"/>
          <table:table-cell/>
          <table:table-cell table:style-name="ce2" table:number-columns-repeated="1008"/>
          <table:table-cell/>
        </table:table-row>
        <table:table-row table:style-name="ro3">
          <table:table-cell/>
          <table:table-cell table:style-name="ce2" table:number-columns-repeated="3"/>
          <table:table-cell table:style-name="ce4" table:number-columns-repeated="5"/>
          <table:table-cell table:style-name="ce6"/>
          <table:table-cell table:style-name="ce2" table:number-columns-repeated="4"/>
          <table:table-cell/>
          <table:table-cell table:style-name="ce2" table:number-columns-repeated="1008"/>
          <table:table-cell/>
        </table:table-row>
        <table:table-row table:style-name="ro4">
          <table:table-cell office:value-type="string">
            <text:p>id</text:p>
          </table:table-cell>
          <table:table-cell table:style-name="ce2" office:value-type="string">
            <text:p>name_de</text:p>
          </table:table-cell>
          <table:table-cell table:style-name="ce2" office:value-type="string">
            <text:p>name_bo</text:p>
          </table:table-cell>
          <table:table-cell table:style-name="ce2" office:value-type="string">
            <text:p>woodtype</text:p>
          </table:table-cell>
          <table:table-cell table:style-name="ce4" office:value-type="string">
            <text:p>m_holz</text:p>
          </table:table-cell>
          <table:table-cell table:style-name="ce4" office:value-type="string">
            <text:p>m_rinde</text:p>
          </table:table-cell>
          <table:table-cell table:style-name="ce4" office:value-type="string">
            <text:p>m_frisch</text:p>
          </table:table-cell>
          <table:table-cell table:style-name="ce4" office:value-type="string">
            <text:p>confusion</text:p>
          </table:table-cell>
          <table:table-cell table:style-name="ce4" office:value-type="string">
            <text:p>heartwood</text:p>
          </table:table-cell>
          <table:table-cell table:style-name="ce6" office:value-type="string">
            <text:p>confusionIds</text:p>
          </table:table-cell>
          <table:table-cell table:style-name="ce2" office:value-type="string">
            <text:p>longi</text:p>
          </table:table-cell>
          <table:table-cell table:style-name="ce2" office:value-type="string">
            <text:p>profile</text:p>
          </table:table-cell>
          <table:table-cell table:style-name="ce2" office:value-type="string">
            <text:p>bark</text:p>
          </table:table-cell>
          <table:table-cell table:style-name="ce2"/>
          <table:table-cell/>
          <table:table-cell table:style-name="ce2" table:number-columns-repeated="1008"/>
          <table:table-cell/>
        </table:table-row>
        <table:table-row table:style-name="ro5">
          <table:table-cell office:value-type="float" office:value="0">
            <text:p>0</text:p>
          </table:table-cell>
          <table:table-cell office:value-type="string">
            <text:p>Weißtanne</text:p>
          </table:table-cell>
          <table:table-cell office:value-type="string">
            <text:p>Abies alba</text:p>
          </table:table-cell>
          <table:table-cell office:value-type="float" office:value="0">
            <text:p>0</text:p>
          </table:table-cell>
          <table:table-cell office:value-type="string">
            <text:p>keine Harzkanäle, gelegentlich Haselwuchs (welliger Jahrringverlauf), helles Kernholz</text:p>
          </table:table-cell>
          <table:table-cell office:value-type="string">
            <text:p>weißgrau (silbern), meißt glatt, zahlreiche kleine Höcker und Chinesenbärte, im alter grau-grünlich, längs gefurcht</text:p>
          </table:table-cell>
          <table:table-cell office:value-type="string">
            <text:p>nicht harzend, Nasskern (säuerlicher Geruch)</text:p>
          </table:table-cell>
          <table:table-cell office:value-type="string">
            <text:p>Fichte- hat aber Harzkanäle</text:p>
          </table:table-cell>
          <table:table-cell office:value-type="string">
            <text:p>0</text:p>
          </table:table-cell>
          <table:table-cell office:value-type="string">
            <text:p>[]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Gemeine Fichte</text:p>
          </table:table-cell>
          <table:table-cell office:value-type="string">
            <text:p>Picea abies</text:p>
          </table:table-cell>
          <table:table-cell office:value-type="float" office:value="0">
            <text:p>0</text:p>
          </table:table-cell>
          <table:table-cell office:value-type="string">
            <text:p>feine Harzkanäle, meißt nicht sehr zahlreich, helles Kernholz</text:p>
          </table:table-cell>
          <table:table-cell office:value-type="string">
            <text:p>jung: rot-braun, glatt; alter: abgerundete Schuppen, dunkler</text:p>
          </table:table-cell>
          <table:table-cell office:value-type="string">
            <text:p>stark harzend, nach fällen Splintholz leicht dunkler als Kernholz</text:p>
          </table:table-cell>
          <table:table-cell office:value-type="string">
            <text:p>Tanne- hat keine Harzkanäle</text:p>
          </table:table-cell>
          <table:table-cell office:value-type="string">
            <text:p>0</text:p>
          </table:table-cell>
          <table:table-cell office:value-type="string">
            <text:p>[]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Waldkiefer</text:p>
          </table:table-cell>
          <table:table-cell office:value-type="string">
            <text:p>Pinus sylvestris</text:p>
          </table:table-cell>
          <table:table-cell office:value-type="float" office:value="0">
            <text:p>0</text:p>
          </table:table-cell>
          <table:table-cell office:value-type="string">
            <text:p>zahlreiche Harzkanäle, Kernholz rotbraun</text:p>
          </table:table-cell>
          <table:table-cell office:value-type="string">
            <text:p>oben: dünn, rötliche Spiegelrinde; unten: dicke Borke, Schuppen rechteckig</text:p>
          </table:table-cell>
          <table:table-cell office:value-type="string">
            <text:p>Kernholz blass (nachdunkelnd), Splint oft verblaut</text:p>
          </table:table-cell>
          <table:table-cell office:value-type="string">
            <text:p>Schwarz-Kiefer- hat keine Spiegelrinde</text:p>
          </table:table-cell>
          <table:table-cell office:value-type="string">
            <text:p>0</text:p>
          </table:table-cell>
          <table:table-cell office:value-type="string">
            <text:p>[]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11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Schwarzkiefer</text:p>
          </table:table-cell>
          <table:table-cell office:value-type="string">
            <text:p>Pinus nigra</text:p>
          </table:table-cell>
          <table:table-cell office:value-type="float" office:value="0">
            <text:p>0</text:p>
          </table:table-cell>
          <table:table-cell office:value-type="string">
            <text:p>Harzkanöle deutlich u. Zahlreich, Kernholz rotbraun, breites Splintholz</text:p>
          </table:table-cell>
          <table:table-cell office:value-type="string">
            <text:p>schwarzgrau, Schuppenoberseite silbrig glänzend, Schuppen groß</text:p>
          </table:table-cell>
          <table:table-cell/>
          <table:table-cell office:value-type="string">
            <text:p>Wald-Kiefer- hat aber Spiegelrinde, rötlicher</text:p>
          </table:table-cell>
          <table:table-cell office:value-type="string">
            <text:p>0</text:p>
          </table:table-cell>
          <table:table-cell office:value-type="string">
            <text:p>[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7">
          <table:table-cell office:value-type="float" office:value="4">
            <text:p>4</text:p>
          </table:table-cell>
          <table:table-cell office:value-type="string">
            <text:p>Weymouthskiefer,Strobe</text:p>
          </table:table-cell>
          <table:table-cell office:value-type="string">
            <text:p>Pinus strobus</text:p>
          </table:table-cell>
          <table:table-cell office:value-type="float" office:value="0">
            <text:p>0</text:p>
          </table:table-cell>
          <table:table-cell office:value-type="string">
            <text:p>Harzkanäle zahlreich u. Deutlich, Kern blass gelbbraun, sehr leicht weich, breite Jahrringe</text:p>
          </table:table-cell>
          <table:table-cell office:value-type="string">
            <text:p>jung: glatt und grau; später:längsrissig</text:p>
          </table:table-cell>
          <table:table-cell office:value-type="string">
            <text:p>stark harzend</text:p>
          </table:table-cell>
          <table:table-cell/>
          <table:table-cell office:value-type="string">
            <text:p>0</text:p>
          </table:table-cell>
          <table:table-cell office:value-type="string">
            <text:p>[]</text:p>
          </table:table-cell>
          <table:table-cell table:number-columns-repeated="3" office:value-type="float" office:value="3">
            <text:p>3</text:p>
          </table:table-cell>
          <table:table-cell table:number-columns-repeated="1011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Arve, Zirbelkiefer</text:p>
          </table:table-cell>
          <table:table-cell office:value-type="string">
            <text:p>Pinus cembra</text:p>
          </table:table-cell>
          <table:table-cell office:value-type="float" office:value="0">
            <text:p>0</text:p>
          </table:table-cell>
          <table:table-cell office:value-type="string">
            <text:p>hellrötlicher Kern, schmaler Splint, leicht,weich</text:p>
          </table:table-cell>
          <table:table-cell office:value-type="string">
            <text:p>jung: silbergrau; alt: dunkel werdend, kleinschuppig</text:p>
          </table:table-cell>
          <table:table-cell office:value-type="string">
            <text:p>harzig, Kern erst hellrötlich- nachdunkelnd</text:p>
          </table:table-cell>
          <table:table-cell/>
          <table:table-cell office:value-type="string">
            <text:p>0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1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Europ. Lärche / Japan. Lärche</text:p>
          </table:table-cell>
          <table:table-cell office:value-type="string">
            <text:p>Larix decidua / Larix kaemperi</text:p>
          </table:table-cell>
          <table:table-cell office:value-type="float" office:value="0">
            <text:p>0</text:p>
          </table:table-cell>
          <table:table-cell office:value-type="string">
            <text:p>rotbrauner Kern, Heller schmaler Splint, oft exzentrische Kernverlagerung</text:p>
          </table:table-cell>
          <table:table-cell office:value-type="string">
            <text:p>jung: glatt grau-braun; alt: längsrissig, rötliche schichten</text:p>
          </table:table-cell>
          <table:table-cell office:value-type="string">
            <text:p>kern tiefrot, aus Markrissen harzend</text:p>
          </table:table-cell>
          <table:table-cell office:value-type="string">
            <text:p>Douglasie- hat okerfarbene einlagerungen</text:p>
          </table:table-cell>
          <table:table-cell office:value-type="string">
            <text:p>0</text:p>
          </table:table-cell>
          <table:table-cell office:value-type="string">
            <text:p>[]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11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Douglasie</text:p>
          </table:table-cell>
          <table:table-cell office:value-type="string">
            <text:p>Pseudotsuga menziesii</text:p>
          </table:table-cell>
          <table:table-cell office:value-type="float" office:value="0">
            <text:p>0</text:p>
          </table:table-cell>
          <table:table-cell office:value-type="string">
            <text:p>satt roter Kern, schmaler Splint</text:p>
          </table:table-cell>
          <table:table-cell office:value-type="string">
            <text:p>jung: glatt mit Harzbeulen; alt: tiefrissig, okerfarbene Korkeinlagerungen</text:p>
          </table:table-cell>
          <table:table-cell office:value-type="string">
            <text:p>Kern blassrot, stark harzig</text:p>
          </table:table-cell>
          <table:table-cell office:value-type="string">
            <text:p>lärche- hat rötliche Einlagerungen</text:p>
          </table:table-cell>
          <table:table-cell office:value-type="string">
            <text:p>0</text:p>
          </table:table-cell>
          <table:table-cell office:value-type="string">
            <text:p>[]</text:p>
          </table:table-cell>
          <table:table-cell table:number-columns-repeated="3" office:value-type="float" office:value="2">
            <text:p>2</text:p>
          </table:table-cell>
          <table:table-cell table:number-columns-repeated="1011"/>
        </table:table-row>
        <table:table-row table:style-name="ro7">
          <table:table-cell office:value-type="float" office:value="8">
            <text:p>8</text:p>
          </table:table-cell>
          <table:table-cell office:value-type="string">
            <text:p>Eibe</text:p>
          </table:table-cell>
          <table:table-cell office:value-type="string">
            <text:p>Taxus baccata</text:p>
          </table:table-cell>
          <table:table-cell office:value-type="float" office:value="0">
            <text:p>0</text:p>
          </table:table-cell>
          <table:table-cell office:value-type="string">
            <text:p>dunkler warmbrauner Kern, Spannrückigkeit, sehr schmaler Splint</text:p>
          </table:table-cell>
          <table:table-cell office:value-type="string">
            <text:p>flache graubraune Schuppen, großflächig abblätternd,Spannrückig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[]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11"/>
        </table:table-row>
        <table:table-row table:style-name="ro9">
          <table:table-cell office:value-type="float" office:value="9">
            <text:p>9</text:p>
          </table:table-cell>
          <table:table-cell office:value-type="string">
            <text:p>Gem. Esche / Amerik. Esche, Weißesche</text:p>
          </table:table-cell>
          <table:table-cell office:value-type="string">
            <text:p>Fraxinus excelsior/Fraxinus americana</text:p>
          </table:table-cell>
          <table:table-cell office:value-type="float" office:value="1">
            <text:p>1</text:p>
          </table:table-cell>
          <table:table-cell office:value-type="string">
            <text:p>große Poren in ausgeprägtem Ring, gleichmäßiger Jahrringaufbau, im Alter oft fakultatives braunes Farbkernholz</text:p>
          </table:table-cell>
          <table:table-cell office:value-type="string">
            <text:p>jung: hellgrau glatt; alt: dunkler längsrissig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[]</text:p>
          </table:table-cell>
          <table:table-cell table:number-columns-repeated="3" office:value-type="float" office:value="2">
            <text:p>2</text:p>
          </table:table-cell>
          <table:table-cell table:number-columns-repeated="1011"/>
        </table:table-row>
        <table:table-row table:style-name="ro9">
          <table:table-cell office:value-type="float" office:value="10">
            <text:p>10</text:p>
          </table:table-cell>
          <table:table-cell office:value-type="string">
            <text:p>Stieleiche / Traubeneiche</text:p>
          </table:table-cell>
          <table:table-cell office:value-type="string">
            <text:p>Quercus robur/Quercus petraea</text:p>
          </table:table-cell>
          <table:table-cell office:value-type="float" office:value="1">
            <text:p>1</text:p>
          </table:table-cell>
          <table:table-cell office:value-type="string">
            <text:p>hellbrauner Kern, schmaler Splint, Gefäße im Sh radial y-förmig, breite Holzstrahlen, hart, schwer</text:p>
          </table:table-cell>
          <table:table-cell office:value-type="string">
            <text:p>jung: dünn, fein längsrissig; alt: dunkel, borkig, tief längsrissig</text:p>
          </table:table-cell>
          <table:table-cell/>
          <table:table-cell office:value-type="string">
            <text:p>Robinie: ist glatt; Kastanie: ohne Holzstahlen</text:p>
          </table:table-cell>
          <table:table-cell office:value-type="string">
            <text:p>0</text:p>
          </table:table-cell>
          <table:table-cell office:value-type="string">
            <text:p>[]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Amerikanische Roteiche</text:p>
          </table:table-cell>
          <table:table-cell office:value-type="string">
            <text:p>Quercus rubra</text:p>
          </table:table-cell>
          <table:table-cell office:value-type="float" office:value="1">
            <text:p>1</text:p>
          </table:table-cell>
          <table:table-cell office:value-type="string">
            <text:p>gleichmäßig rötlicher Kern</text:p>
          </table:table-cell>
          <table:table-cell office:value-type="string">
            <text:p>immer nur leicht längsrissig, grau-silbrig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[]</text:p>
          </table:table-cell>
          <table:table-cell table:number-columns-repeated="3" office:value-type="float" office:value="4">
            <text:p>4</text:p>
          </table:table-cell>
          <table:table-cell table:number-columns-repeated="1011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Edel- / Esskastanie</text:p>
          </table:table-cell>
          <table:table-cell office:value-type="string">
            <text:p>Castanea sativa</text:p>
          </table:table-cell>
          <table:table-cell office:value-type="float" office:value="1">
            <text:p>1</text:p>
          </table:table-cell>
          <table:table-cell office:value-type="string">
            <text:p>ähnlich Eiche aber ohne sichtbare Holzstrahlen, weißer Splint</text:p>
          </table:table-cell>
          <table:table-cell office:value-type="string">
            <text:p>jung: glatt; alt: längsrissig dunkelgrau</text:p>
          </table:table-cell>
          <table:table-cell/>
          <table:table-cell office:value-type="string">
            <text:p>Eiche: hat deutliche Holzstrahlen</text:p>
          </table:table-cell>
          <table:table-cell office:value-type="string">
            <text:p>0</text:p>
          </table:table-cell>
          <table:table-cell office:value-type="string">
            <text:p>[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9">
          <table:table-cell office:value-type="float" office:value="13">
            <text:p>13</text:p>
          </table:table-cell>
          <table:table-cell office:value-type="string">
            <text:p>Robinie, Falsche Akazie</text:p>
          </table:table-cell>
          <table:table-cell office:value-type="string">
            <text:p>Robinia pseudoacacia</text:p>
          </table:table-cell>
          <table:table-cell office:value-type="float" office:value="1">
            <text:p>1</text:p>
          </table:table-cell>
          <table:table-cell office:value-type="string">
            <text:p>olivgrüner Kern, messing-farben nachdunkelnd, schmaler gelblicher Splint, helle Gefäße im Spätholz, schwer, hart</text:p>
          </table:table-cell>
          <table:table-cell office:value-type="string">
            <text:p>grauschwarz, v-rautenförmig längsrissige Struckturen</text:p>
          </table:table-cell>
          <table:table-cell/>
          <table:table-cell office:value-type="string">
            <text:p>Stiel/Traubeneiche: haben deutlichere Holzstrahlen, Spätholzgefähse radial angeordnet</text:p>
          </table:table-cell>
          <table:table-cell office:value-type="string">
            <text:p>0</text:p>
          </table:table-cell>
          <table:table-cell office:value-type="string">
            <text:p>[]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6">
          <table:table-cell office:value-type="float" office:value="14">
            <text:p>14</text:p>
          </table:table-cell>
          <table:table-cell office:value-type="string">
            <text:p>Feldulme, Feldrüster</text:p>
          </table:table-cell>
          <table:table-cell office:value-type="string">
            <text:p>Ulmus minor</text:p>
          </table:table-cell>
          <table:table-cell office:value-type="float" office:value="1">
            <text:p>1</text:p>
          </table:table-cell>
          <table:table-cell office:value-type="string">
            <text:p>schokobrauner Kern, breiter Splint, Flimmern der hellen Spätholzgefäße</text:p>
          </table:table-cell>
          <table:table-cell office:value-type="string">
            <text:p>dunkel, längsrissig, korkreich</text:p>
          </table:table-cell>
          <table:table-cell/>
          <table:table-cell office:value-type="string">
            <text:p>Flatterulme: schmales Kernholz</text:p>
          </table:table-cell>
          <table:table-cell office:value-type="string">
            <text:p>0</text:p>
          </table:table-cell>
          <table:table-cell office:value-type="string">
            <text:p>[]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11"/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Bergulme</text:p>
          </table:table-cell>
          <table:table-cell office:value-type="string">
            <text:p>Ulmus glabra</text:p>
          </table:table-cell>
          <table:table-cell office:value-type="float" office:value="1">
            <text:p>1</text:p>
          </table:table-cell>
          <table:table-cell office:value-type="string">
            <text:p>schokobrauner Kern, breiter Splint, Flimmern der hellen Spätholzgefäße</text:p>
          </table:table-cell>
          <table:table-cell office:value-type="string">
            <text:p>dunkel, längsrissig, korkreich</text:p>
          </table:table-cell>
          <table:table-cell/>
          <table:table-cell office:value-type="string">
            <text:p>Flatterulme: schmales Kernholz</text:p>
          </table:table-cell>
          <table:table-cell office:value-type="string">
            <text:p>0</text:p>
          </table:table-cell>
          <table:table-cell office:value-type="string">
            <text:p>[]</text:p>
          </table:table-cell>
          <table:table-cell table:number-columns-repeated="3" office:value-type="float" office:value="2">
            <text:p>2</text:p>
          </table:table-cell>
          <table:table-cell table:number-columns-repeated="1011"/>
        </table:table-row>
        <table:table-row table:style-name="ro6">
          <table:table-cell office:value-type="float" office:value="16">
            <text:p>16</text:p>
          </table:table-cell>
          <table:table-cell office:value-type="string">
            <text:p>Flatterulme</text:p>
          </table:table-cell>
          <table:table-cell office:value-type="string">
            <text:p>Ulmus leavis</text:p>
          </table:table-cell>
          <table:table-cell office:value-type="float" office:value="1">
            <text:p>1</text:p>
          </table:table-cell>
          <table:table-cell office:value-type="string">
            <text:p>blasser kleiner Kern, breiter Splint, <text:s/>Flimmern der hellen Spätholzgefäße</text:p>
          </table:table-cell>
          <table:table-cell office:value-type="string">
            <text:p>sehr Bastreich, abblättern dünner Schuppen</text:p>
          </table:table-cell>
          <table:table-cell/>
          <table:table-cell office:value-type="string">
            <text:p>Berg/Feldulme: hat breiteres Kernholz</text:p>
          </table:table-cell>
          <table:table-cell office:value-type="string">
            <text:p>0</text:p>
          </table:table-cell>
          <table:table-cell office:value-type="string">
            <text:p>[]</text:p>
          </table:table-cell>
          <table:table-cell table:number-columns-repeated="3" office:value-type="float" office:value="2">
            <text:p>2</text:p>
          </table:table-cell>
          <table:table-cell table:number-columns-repeated="1011"/>
        </table:table-row>
        <table:table-row table:style-name="ro10">
          <table:table-cell office:value-type="float" office:value="17">
            <text:p>17</text:p>
          </table:table-cell>
          <table:table-cell office:value-type="string">
            <text:p>Gemeine Birke / Moorbirke</text:p>
          </table:table-cell>
          <table:table-cell office:value-type="string">
            <text:p>Betula pendula/Betula pubescens</text:p>
          </table:table-cell>
          <table:table-cell office:value-type="float" office:value="2">
            <text:p>2</text:p>
          </table:table-cell>
          <table:table-cell office:value-type="string">
            <text:p>hellgelblich mit feinen Holzstrahlen;</text:p>
            <text:p>Längsschnitt fein nadelrissig. </text:p>
            <text:p>Zahlreiche Gefäße, im Hirnschnitt fein verteilt (mehlstaubartig")</text:p>
          </table:table-cell>
          <table:table-cell office:value-type="string">
            <text:p>glatt, auffallend weiß leuchtend;</text:p>
            <text:p>waagerecht dünne Streifen ablösbar;</text:p>
            <text:p>ältere Stämme vom Stammfuß her tief längsrissig, dunkel gefärbt mit silbernen Rindeneinlagerungen.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11"/>
        </table:table-row>
        <table:table-row table:style-name="ro11">
          <table:table-cell office:value-type="float" office:value="18">
            <text:p>18</text:p>
          </table:table-cell>
          <table:table-cell office:value-type="string">
            <text:p>Östl. Platane / Westl. Platane/Bastard Platane</text:p>
          </table:table-cell>
          <table:table-cell office:value-type="string">
            <text:p>Platanus orientalis/Platanus occidentalis/Platanus hybrida</text:p>
          </table:table-cell>
          <table:table-cell office:value-type="float" office:value="2">
            <text:p>2</text:p>
          </table:table-cell>
          <table:table-cell office:value-type="string">
            <text:p>Holzstrahlen häufig, breit, bilden auffallende Spiegel im Radialschnitt;</text:p>
            <text:p>hart, schwer;</text:p>
            <text:p>bei älteren Bäumen braunes fakultatives Farbkernholz</text:p>
          </table:table-cell>
          <table:table-cell office:value-type="string">
            <text:p>fällt in dünnen Platten ab und hinterlässt <text:s/>gelb-braun-grüne Flächen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[]</text:p>
          </table:table-cell>
          <table:table-cell table:number-columns-repeated="3" office:value-type="float" office:value="2">
            <text:p>2</text:p>
          </table:table-cell>
          <table:table-cell table:number-columns-repeated="1011"/>
        </table:table-row>
        <table:table-row table:style-name="ro12">
          <table:table-cell office:value-type="float" office:value="19">
            <text:p>19</text:p>
          </table:table-cell>
          <table:table-cell office:value-type="string">
            <text:p>Rotbuche</text:p>
          </table:table-cell>
          <table:table-cell office:value-type="string">
            <text:p>Fagus sylvatica</text:p>
          </table:table-cell>
          <table:table-cell office:value-type="float" office:value="2">
            <text:p>2</text:p>
          </table:table-cell>
          <table:table-cell office:value-type="string">
            <text:p>Holzstrahlen deutlich und zahlreich, im Radialschnitt als breite glänzende Spiegel;</text:p>
            <text:p>Jahrringgrenzen an den Holzstrahlen häufig leicht eingebuchtet;</text:p>
            <text:p>hart, schwer; </text:p>
            <text:p>im Alter oft mit rotem fakultativem Farbkernholz (Rotkern).</text:p>
          </table:table-cell>
          <table:table-cell office:value-type="string">
            <text:p>glatt, grau, dünn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[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1">
          <table:table-cell office:value-type="float" office:value="20">
            <text:p>20</text:p>
          </table:table-cell>
          <table:table-cell office:value-type="string">
            <text:p>Hainbuche, Weißbuche</text:p>
          </table:table-cell>
          <table:table-cell office:value-type="string">
            <text:p>Carbinus betulus</text:p>
          </table:table-cell>
          <table:table-cell office:value-type="float" office:value="2">
            <text:p>2</text:p>
          </table:table-cell>
          <table:table-cell office:value-type="string">
            <text:p>weiß-grau, sehr hart und dicht;</text:p>
            <text:p>Jahrringe grobwellig (spannrückig); </text:p>
            <text:p>Jahrringgrenzen undeutlich;</text:p>
            <text:p>Holzstrahlen breit, undeutlich</text:p>
          </table:table-cell>
          <table:table-cell office:value-type="string">
            <text:p>glatt, grau oder grünlich;</text:p>
            <text:p>Stamm spannrückig;</text:p>
            <text:p>Gelegentlich mit silbernen Längsstreifen 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[]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Bergahorn</text:p>
          </table:table-cell>
          <table:table-cell office:value-type="string">
            <text:p>Acer pseudoplatanus</text:p>
          </table:table-cell>
          <table:table-cell office:value-type="float" office:value="2">
            <text:p>2</text:p>
          </table:table-cell>
          <table:table-cell office:value-type="string">
            <text:p>hart und hell;</text:p>
            <text:p>Holzstrahlen auf dem Radialschnitt als auffallend glänzende Spiegel;</text:p>
            <text:p>Jahrringgrenzen meist undeutlich;</text:p>
          </table:table-cell>
          <table:table-cell office:value-type="string">
            <text:p>in der Jugend glatt, graubraun, dünn,</text:p>
            <text:p>später plattig abschuppend</text:p>
          </table:table-cell>
          <table:table-cell/>
          <table:table-cell office:value-type="string">
            <text:p>SPITZAHORN: Rinde fein längsrissig;</text:p>
            <text:p>FELDAHORN: Rinde breit und tief gefurcht;</text:p>
            <text:p>ROTBUCHE: breitere Holzstrahlen</text:p>
          </table:table-cell>
          <table:table-cell office:value-type="string">
            <text:p>0</text:p>
          </table:table-cell>
          <table:table-cell office:value-type="string">
            <text:p>[]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1">
          <table:table-cell office:value-type="float" office:value="22">
            <text:p>22</text:p>
          </table:table-cell>
          <table:table-cell office:value-type="string">
            <text:p>Spitzahorn</text:p>
          </table:table-cell>
          <table:table-cell office:value-type="string">
            <text:p>Acer platanoides</text:p>
          </table:table-cell>
          <table:table-cell office:value-type="float" office:value="2">
            <text:p>2</text:p>
          </table:table-cell>
          <table:table-cell office:value-type="string">
            <text:p>hart und hell; </text:p>
            <text:p>relativ leicht erkennbarer Jahrringaufbau;</text:p>
          </table:table-cell>
          <table:table-cell office:value-type="string">
            <text:p>grau, dünn feine flache Furchen; </text:p>
          </table:table-cell>
          <table:table-cell/>
          <table:table-cell office:value-type="string">
            <text:p>BERGAHORN: Rinde zunächst glatt, später abschuppend</text:p>
            <text:p>FELDAHORN: Rinde zunächst glatt, später abschuppend</text:p>
            <text:p>ESCHE (stehend): hellgraue Rinde</text:p>
          </table:table-cell>
          <table:table-cell office:value-type="string">
            <text:p>0</text:p>
          </table:table-cell>
          <table:table-cell office:value-type="string">
            <text:p>[]</text:p>
          </table:table-cell>
          <table:table-cell table:number-columns-repeated="3" office:value-type="float" office:value="3">
            <text:p>3</text:p>
          </table:table-cell>
          <table:table-cell table:number-columns-repeated="1011"/>
        </table:table-row>
        <table:table-row table:style-name="ro7">
          <table:table-cell office:value-type="float" office:value="23">
            <text:p>23</text:p>
          </table:table-cell>
          <table:table-cell office:value-type="string">
            <text:p>Feldahorn</text:p>
          </table:table-cell>
          <table:table-cell office:value-type="string">
            <text:p>Acer campestre</text:p>
          </table:table-cell>
          <table:table-cell office:value-type="float" office:value="2">
            <text:p>2</text:p>
          </table:table-cell>
          <table:table-cell office:value-type="string">
            <text:p>feiner Jahrringaufbau erkennbar;</text:p>
            <text:p>hell und hart.</text:p>
          </table:table-cell>
          <table:table-cell office:value-type="string">
            <text:p>grau-braun, tief parallelrissig, oft mit hellen gelblichen Korkleisten;</text:p>
            <text:p>Furchen breit und tief;</text:p>
          </table:table-cell>
          <table:table-cell/>
          <table:table-cell office:value-type="string">
            <text:p>BERGAHORN: Rinde zunächst glatt, später abschuppend</text:p>
            <text:p>SPITZARHON: Rinde fein längsrissig</text:p>
          </table:table-cell>
          <table:table-cell office:value-type="string">
            <text:p>0</text:p>
          </table:table-cell>
          <table:table-cell office:value-type="string">
            <text:p>[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3">
          <table:table-cell office:value-type="float" office:value="24">
            <text:p>24</text:p>
          </table:table-cell>
          <table:table-cell office:value-type="string">
            <text:p>Walnuss</text:p>
          </table:table-cell>
          <table:table-cell office:value-type="string">
            <text:p>Juglans regia</text:p>
          </table:table-cell>
          <table:table-cell office:value-type="float" office:value="2">
            <text:p>2</text:p>
          </table:table-cell>
          <table:table-cell office:value-type="string">
            <text:p>meist dunkelbrauner Kern mit Farbabstufungen;</text:p>
            <text:p>halbringporig (kleinporig); </text:p>
            <text:p>große Frühholzgefäße, im Längsschnitt deshalb auffallend schwarze Nadelrisse;</text:p>
            <text:p>Jahrringgrenzen deutlich;</text:p>
          </table:table-cell>
          <table:table-cell office:value-type="string">
            <text:p>grau, in der Jugend glatt;</text:p>
            <text:p>im Alter tief längsrissig.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[]</text:p>
          </table:table-cell>
          <table:table-cell table:number-columns-repeated="3" office:value-type="float" office:value="2">
            <text:p>2</text:p>
          </table:table-cell>
          <table:table-cell table:number-columns-repeated="1011"/>
        </table:table-row>
        <table:table-row table:style-name="ro15">
          <table:table-cell office:value-type="float" office:value="25">
            <text:p>25</text:p>
          </table:table-cell>
          <table:table-cell office:value-type="string">
            <text:p>Vogelkirsche, Süßkirsche</text:p>
          </table:table-cell>
          <table:table-cell office:value-type="string">
            <text:p>Prunus avium</text:p>
          </table:table-cell>
          <table:table-cell office:value-type="float" office:value="2">
            <text:p>2</text:p>
          </table:table-cell>
          <table:table-cell office:value-type="string">
            <text:p>Kern braun, im jungen Zustand oft nicht erkennbar;</text:p>
            <text:p>Holzstrahlen auf dem Radialschnitt als hellbraune Bänder</text:p>
            <text:p>durch dunkle Spätholz- und hellere Frühholzzonen streifig.</text:p>
          </table:table-cell>
          <table:table-cell office:value-type="string">
            <text:p>dunkelbraun bis schwärzlich glänzend;</text:p>
            <text:p>in der Jugend glatt, im Alter tief längsrissig;</text:p>
            <text:p>oft mit aufstehenden Rindenteilen, die sich in Querbändern aufringeln.</text:p>
          </table:table-cell>
          <table:table-cell/>
          <table:table-cell office:value-type="string">
            <text:p>EBERESCHE: mit hellerer Rinde</text:p>
          </table:table-cell>
          <table:table-cell office:value-type="string">
            <text:p>0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1">
          <table:table-cell office:value-type="float" office:value="26">
            <text:p>26</text:p>
          </table:table-cell>
          <table:table-cell office:value-type="string">
            <text:p>Pflaumen- / Zwetschgenbaum</text:p>
          </table:table-cell>
          <table:table-cell office:value-type="string">
            <text:p>Prunus domestica</text:p>
          </table:table-cell>
          <table:table-cell office:value-type="float" office:value="2">
            <text:p>2</text:p>
          </table:table-cell>
          <table:table-cell office:value-type="string">
            <text:p>Kern rotbraun bis violett-braun;</text:p>
            <text:p>Jahrringverlauf oft wellig;</text:p>
            <text:p>Holzstrahlen auf dem Radialschnitt als dunkle Bänder;</text:p>
            <text:p>schwer, hart.</text:p>
          </table:table-cell>
          <table:table-cell office:value-type="string">
            <text:p>dünn, anfangs glatt; später rissig, fast schwarz.</text:p>
          </table:table-cell>
          <table:table-cell office:value-type="string">
            <text:p>zunächst violett, färbt sich unter Lichteinfluss braun;</text:p>
          </table:table-cell>
          <table:table-cell/>
          <table:table-cell office:value-type="string">
            <text:p>0</text:p>
          </table:table-cell>
          <table:table-cell office:value-type="string">
            <text:p>[]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7">
          <table:table-cell office:value-type="float" office:value="27">
            <text:p>27</text:p>
          </table:table-cell>
          <table:table-cell office:value-type="string">
            <text:p>Traubenkirsche</text:p>
          </table:table-cell>
          <table:table-cell office:value-type="string">
            <text:p>Prunus padus</text:p>
          </table:table-cell>
          <table:table-cell office:value-type="float" office:value="2">
            <text:p>2</text:p>
          </table:table-cell>
          <table:table-cell office:value-type="string">
            <text:p>Kernholz gelblich braun, manchmal grünlich gestreift</text:p>
          </table:table-cell>
          <table:table-cell office:value-type="string">
            <text:p>Rinde grau-braun mit rostfarbenen Lentizellen, im Alter schwarz-grau und längsrissig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[]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6">
          <table:table-cell office:value-type="float" office:value="28">
            <text:p>28</text:p>
          </table:table-cell>
          <table:table-cell office:value-type="string">
            <text:p>Apfelbaum</text:p>
          </table:table-cell>
          <table:table-cell office:value-type="string">
            <text:p>Malus communis</text:p>
          </table:table-cell>
          <table:table-cell office:value-type="float" office:value="2">
            <text:p>2</text:p>
          </table:table-cell>
          <table:table-cell office:value-type="string">
            <text:p>Kern braun-rot; Splint gelegentlich rötlich-weiß.</text:p>
          </table:table-cell>
          <table:table-cell office:value-type="string">
            <text:p>grau bis ockerfarben, marmoriert; </text:p>
            <text:p>flachschuppig abblätternd.</text:p>
          </table:table-cell>
          <table:table-cell/>
          <table:table-cell office:value-type="string">
            <text:p>ELSBEERE </text:p>
          </table:table-cell>
          <table:table-cell office:value-type="string">
            <text:p>0</text:p>
          </table:table-cell>
          <table:table-cell office:value-type="string">
            <text:p>[]</text:p>
          </table:table-cell>
          <table:table-cell table:number-columns-repeated="3" office:value-type="float" office:value="2">
            <text:p>2</text:p>
          </table:table-cell>
          <table:table-cell table:number-columns-repeated="1011"/>
        </table:table-row>
        <table:table-row table:style-name="ro15">
          <table:table-cell office:value-type="float" office:value="29">
            <text:p>29</text:p>
          </table:table-cell>
          <table:table-cell office:value-type="string">
            <text:p>Birmbaum</text:p>
          </table:table-cell>
          <table:table-cell office:value-type="string">
            <text:p>Pyrus communis</text:p>
          </table:table-cell>
          <table:table-cell office:value-type="float" office:value="2">
            <text:p>2</text:p>
          </table:table-cell>
          <table:table-cell office:value-type="string">
            <text:p>mit leichtem Rotstich;</text:p>
            <text:p>gelegentlich rötlicher fakultativer Farbkern</text:p>
            <text:p>sehr feine, dunkle Spätholzzonen;</text:p>
            <text:p>Holz ohne besondere makroskopisch erkennbare Merkmale;</text:p>
            <text:p>hart.</text:p>
            <text:p/>
          </table:table-cell>
          <table:table-cell office:value-type="string">
            <text:p>grauschwarz, durch tiefe Längs- und Querrisse in würfelförmige</text:p>
            <text:p>Felder geteilt;</text:p>
            <text:p/>
          </table:table-cell>
          <table:table-cell office:value-type="string">
            <text:p>Holz gelblich</text:p>
          </table:table-cell>
          <table:table-cell/>
          <table:table-cell office:value-type="string">
            <text:p>0</text:p>
          </table:table-cell>
          <table:table-cell office:value-type="string">
            <text:p>[]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Eberesche / Vogelbeer</text:p>
          </table:table-cell>
          <table:table-cell office:value-type="string">
            <text:p>Sorbus aucuparia</text:p>
          </table:table-cell>
          <table:table-cell office:value-type="float" office:value="2">
            <text:p>2</text:p>
          </table:table-cell>
          <table:table-cell office:value-type="string">
            <text:p>mit braunen Markflecken;</text:p>
            <text:p>gelegentlich fakultativer Farbkern;</text:p>
            <text:p>Jahrringgrenzen durch hellere Frühholzringe deutlich abgesetzt.</text:p>
          </table:table-cell>
          <table:table-cell office:value-type="string">
            <text:p>glatt, grünlich-grau, glänzend;</text:p>
            <text:p>mit schmalen, quer laufenden Lentizellen.</text:p>
          </table:table-cell>
          <table:table-cell/>
          <table:table-cell office:value-type="string">
            <text:p>KIRSCHE: meist mit Farbkern und dunkler Rinde</text:p>
          </table:table-cell>
          <table:table-cell office:value-type="string">
            <text:p>0</text:p>
          </table:table-cell>
          <table:table-cell office:value-type="string">
            <text:p>[]</text:p>
          </table:table-cell>
          <table:table-cell table:number-columns-repeated="3" office:value-type="float" office:value="2">
            <text:p>2</text:p>
          </table:table-cell>
          <table:table-cell table:number-columns-repeated="1011"/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Elsbeere</text:p>
          </table:table-cell>
          <table:table-cell office:value-type="string">
            <text:p>Sorbus torminalis</text:p>
          </table:table-cell>
          <table:table-cell office:value-type="float" office:value="2">
            <text:p>2</text:p>
          </table:table-cell>
          <table:table-cell office:value-type="string">
            <text:p>rötlich, Jahrringe sehr fein aufgebaut;</text:p>
            <text:p>sehr hart.</text:p>
          </table:table-cell>
          <table:table-cell office:value-type="string">
            <text:p>flach, mit kleinen, plattigen Schuppen, die leicht abfallen</text:p>
            <text:p>bräunlich</text:p>
          </table:table-cell>
          <table:table-cell/>
          <table:table-cell office:value-type="string">
            <text:p>APFELBAUM</text:p>
          </table:table-cell>
          <table:table-cell office:value-type="string">
            <text:p>0</text:p>
          </table:table-cell>
          <table:table-cell office:value-type="string">
            <text:p>[]</text:p>
          </table:table-cell>
          <table:table-cell table:number-columns-repeated="3" office:value-type="float" office:value="3">
            <text:p>3</text:p>
          </table:table-cell>
          <table:table-cell table:number-columns-repeated="1011"/>
        </table:table-row>
        <table:table-row table:style-name="ro7">
          <table:table-cell office:value-type="float" office:value="32">
            <text:p>32</text:p>
          </table:table-cell>
          <table:table-cell office:value-type="string">
            <text:p>Mehlbeere</text:p>
          </table:table-cell>
          <table:table-cell office:value-type="string">
            <text:p>Sorbus aria</text:p>
          </table:table-cell>
          <table:table-cell office:value-type="float" office:value="2">
            <text:p>2</text:p>
          </table:table-cell>
          <table:table-cell office:value-type="string">
            <text:p>enger Jahrringaufbau; Jahrringgrenzen deutlich;</text:p>
            <text:p>hart und schwer.</text:p>
          </table:table-cell>
          <table:table-cell office:value-type="string">
            <text:p>dunkelgrau;</text:p>
            <text:p>mit kleinen, undeutlich rautenförmigen, längs laufenden Lentizellen.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[]</text:p>
          </table:table-cell>
          <table:table-cell table:number-columns-repeated="3" office:value-type="float" office:value="2">
            <text:p>2</text:p>
          </table:table-cell>
          <table:table-cell table:number-columns-repeated="1011"/>
        </table:table-row>
        <table:table-row table:style-name="ro15">
          <table:table-cell office:value-type="float" office:value="33">
            <text:p>33</text:p>
          </table:table-cell>
          <table:table-cell office:value-type="string">
            <text:p>Winterlinde / Sommerlinde</text:p>
          </table:table-cell>
          <table:table-cell office:value-type="string">
            <text:p>Tilia cordata/Tilia platyphyllos</text:p>
          </table:table-cell>
          <table:table-cell office:value-type="float" office:value="2">
            <text:p>2</text:p>
          </table:table-cell>
          <table:table-cell office:value-type="string">
            <text:p>sehr weich;</text:p>
            <text:p>ohne besondere makroskopisch erkennbare Strukturmerkmale</text:p>
          </table:table-cell>
          <table:table-cell office:value-type="string">
            <text:p>zunächst glatt, grünlich grau, längsrissig;</text:p>
            <text:p>im Alter grau-schwarz und tief längsrissig;</text:p>
            <text:p>Bast im Querschnitt mit trichterförmig verbreiterten Holzstrahlen.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[]</text:p>
          </table:table-cell>
          <table:table-cell table:number-columns-repeated="3" office:value-type="float" office:value="2">
            <text:p>2</text:p>
          </table:table-cell>
          <table:table-cell table:number-columns-repeated="1011"/>
        </table:table-row>
        <table:table-row table:style-name="ro7">
          <table:table-cell office:value-type="float" office:value="34">
            <text:p>34</text:p>
          </table:table-cell>
          <table:table-cell office:value-type="string">
            <text:p>Aspe</text:p>
          </table:table-cell>
          <table:table-cell office:value-type="string">
            <text:p>Populus tremula</text:p>
          </table:table-cell>
          <table:table-cell office:value-type="float" office:value="2">
            <text:p>2</text:p>
          </table:table-cell>
          <table:table-cell office:value-type="string">
            <text:p>Jahrringe meist breit;</text:p>
            <text:p>schmutzig weißgrau, oft braunfleckig;</text:p>
            <text:p>sehr weich; </text:p>
            <text:p>meist ohne Farbkern</text:p>
          </table:table-cell>
          <table:table-cell office:value-type="string">
            <text:p>glatt, grau-grün mit rautenförmigen, kleinen Korkwülsten (Lentizellen),</text:p>
            <text:p>im Alter längsrissig.</text:p>
          </table:table-cell>
          <table:table-cell/>
          <table:table-cell office:value-type="string">
            <text:p>WEIDEN: mit orange-rötlichem <text:s/>Kern</text:p>
            <text:p>andere PAPPELN: häufige Verkernung, Nasskern.</text:p>
          </table:table-cell>
          <table:table-cell office:value-type="string">
            <text:p>0</text:p>
          </table:table-cell>
          <table:table-cell office:value-type="string">
            <text:p>[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0">
          <table:table-cell office:value-type="float" office:value="35">
            <text:p>35</text:p>
          </table:table-cell>
          <table:table-cell office:value-type="string">
            <text:p>Silberpappel / Schwarzpappel</text:p>
          </table:table-cell>
          <table:table-cell office:value-type="string">
            <text:p>Populus alba/Populus nigra</text:p>
          </table:table-cell>
          <table:table-cell office:value-type="float" office:value="2">
            <text:p>2</text:p>
          </table:table-cell>
          <table:table-cell office:value-type="string">
            <text:p>Kern blass-schmutzig; gräulich bis grünliche Kernfärbung</text:p>
            <text:p>Splint gelblich-weiß;</text:p>
            <text:p>Jahrringe meist breit;</text:p>
            <text:p>weich;</text:p>
          </table:table-cell>
          <table:table-cell office:value-type="string">
            <text:p>silbrig- grau, in der Jugend glatt, </text:p>
            <text:p>im Alter sehr tief längsrissig, braun-schwarz.</text:p>
            <text:p>teilweise mit großen rautenförmigen, innen schwarzen Korkwülsten.</text:p>
          </table:table-cell>
          <table:table-cell office:value-type="string">
            <text:p>Kernholz nass, deutlicher Geruch</text:p>
          </table:table-cell>
          <table:table-cell office:value-type="string">
            <text:p>WEIDEN: mit orangem Kern</text:p>
            <text:p>ASPEN: häufig ohne Kern.</text:p>
          </table:table-cell>
          <table:table-cell office:value-type="string">
            <text:p>0</text:p>
          </table:table-cell>
          <table:table-cell office:value-type="string">
            <text:p>[]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1">
          <table:table-cell office:value-type="float" office:value="36">
            <text:p>36</text:p>
          </table:table-cell>
          <table:table-cell office:value-type="string">
            <text:p>Rosskastanie</text:p>
          </table:table-cell>
          <table:table-cell office:value-type="string">
            <text:p>Aesculus hippocastanum</text:p>
          </table:table-cell>
          <table:table-cell office:value-type="float" office:value="2">
            <text:p>2</text:p>
          </table:table-cell>
          <table:table-cell office:value-type="string">
            <text:p>Jahrringbau und Holzstrahlen mit bloßem Auge nicht erkennbar;</text:p>
            <text:p>weich, sehr leicht;</text:p>
            <text:p>häufig bräunlich-rötliches fakultatives Farbkernholz</text:p>
          </table:table-cell>
          <table:table-cell office:value-type="string">
            <text:p>in der Jugend glatt;</text:p>
            <text:p>im Alter mit schwarzen, flachen Schuppen;</text:p>
            <text:p>Stamm stark drehwüchsig, oft spannrückig.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[]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office:value-type="float" office:value="37">
            <text:p>37</text:p>
          </table:table-cell>
          <table:table-cell office:value-type="string">
            <text:p>Silberweide / Salweide</text:p>
          </table:table-cell>
          <table:table-cell office:value-type="string">
            <text:p>Salix alba/Salix caprea</text:p>
          </table:table-cell>
          <table:table-cell office:value-type="float" office:value="2">
            <text:p>2</text:p>
          </table:table-cell>
          <table:table-cell office:value-type="string">
            <text:p>Kern orange; </text:p>
            <text:p>Splint breit;</text:p>
            <text:p>weich.</text:p>
          </table:table-cell>
          <table:table-cell office:value-type="string">
            <text:p>im Alter dickborkig;</text:p>
            <text:p>tief längsrissig.</text:p>
          </table:table-cell>
          <table:table-cell office:value-type="string">
            <text:p>Kernholz nass, deutlicher Geruch</text:p>
          </table:table-cell>
          <table:table-cell office:value-type="string">
            <text:p>PAPPELN: mit schmutzig bräunlicher Holzverfärbung, bräunlich-grünliches Kernholz</text:p>
          </table:table-cell>
          <table:table-cell office:value-type="string">
            <text:p>0</text:p>
          </table:table-cell>
          <table:table-cell office:value-type="string">
            <text:p>[]</text:p>
          </table:table-cell>
          <table:table-cell table:number-columns-repeated="3" office:value-type="float" office:value="2">
            <text:p>2</text:p>
          </table:table-cell>
          <table:table-cell table:number-columns-repeated="1011"/>
        </table:table-row>
        <table:table-row table:style-name="ro7">
          <table:table-cell office:value-type="float" office:value="38">
            <text:p>38</text:p>
          </table:table-cell>
          <table:table-cell office:value-type="string">
            <text:p>Roterle, Schwarzerle</text:p>
          </table:table-cell>
          <table:table-cell office:value-type="string">
            <text:p>Alnus glutinosa</text:p>
          </table:table-cell>
          <table:table-cell office:value-type="float" office:value="2">
            <text:p>2</text:p>
          </table:table-cell>
          <table:table-cell office:value-type="string">
            <text:p>gelbliches bis rötlich-braunes Holz;</text:p>
            <text:p>Holzstrahlen als rötliche Bänder;</text:p>
            <text:p>weich.</text:p>
          </table:table-cell>
          <table:table-cell office:value-type="string">
            <text:p>in der Jugend glatt, graugrünlich,</text:p>
            <text:p>später schwarzbraun und rissig.</text:p>
          </table:table-cell>
          <table:table-cell office:value-type="string">
            <text:p>leuchtend orange oxidiert;</text:p>
            <text:p>frischer Bast leuchtend rot.</text:p>
          </table:table-cell>
          <table:table-cell office:value-type="string">
            <text:p>GRAUERLE: mit glatter, grau-grünlicher Rinde</text:p>
          </table:table-cell>
          <table:table-cell office:value-type="string">
            <text:p>0</text:p>
          </table:table-cell>
          <table:table-cell office:value-type="string">
            <text:p>[]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5">
          <table:table-cell office:value-type="float" office:value="39">
            <text:p>39</text:p>
          </table:table-cell>
          <table:table-cell office:value-type="string">
            <text:p>Grauerle, Weißerle</text:p>
          </table:table-cell>
          <table:table-cell office:value-type="string">
            <text:p>Alnus incana</text:p>
          </table:table-cell>
          <table:table-cell office:value-type="float" office:value="2">
            <text:p>2</text:p>
          </table:table-cell>
          <table:table-cell office:value-type="string">
            <text:p>rötlich-braun;</text:p>
            <text:p>Jahrringe im Bereich der Holzstrahlen stark ausgebuchtet, wellig;</text:p>
            <text:p>Holzstrahlen als rötliche Bänder;</text:p>
            <text:p>weich.</text:p>
          </table:table-cell>
          <table:table-cell office:value-type="string">
            <text:p>glatt, silbergrau.</text:p>
          </table:table-cell>
          <table:table-cell office:value-type="string">
            <text:p>leuchtend orange oxidiert</text:p>
          </table:table-cell>
          <table:table-cell office:value-type="string">
            <text:p>SCHWARZERLE: mit längsrissiger, manchmal schwärzlicher Rinde</text:p>
          </table:table-cell>
          <table:table-cell office:value-type="string">
            <text:p>0</text:p>
          </table:table-cell>
          <table:table-cell office:value-type="string">
            <text:p>[]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+A15:L45</text:p>
          </table:table-cell>
          <table:table-cell table:number-columns-repeated="1011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2">
        <table:table-column table:style-name="co12" table:default-cell-style-name="ce1"/>
        <table:table-column table:style-name="co14" table:number-columns-repeated="1022" table:default-cell-style-name="ce1"/>
        <table:table-column table:style-name="co13" table:default-cell-style-name="ce1"/>
        <table:table-row table:style-name="ro14" table:number-rows-repeated="104857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Tabelle3" table:style-name="ta2">
        <table:table-column table:style-name="co12" table:default-cell-style-name="ce1"/>
        <table:table-column table:style-name="co14" table:number-columns-repeated="1022" table:default-cell-style-name="ce1"/>
        <table:table-column table:style-name="co13" table:default-cell-style-name="ce1"/>
        <table:table-row table:style-name="ro14" table:number-rows-repeated="1048575">
          <table:table-cell table:number-columns-repeated="1024"/>
        </table:table-row>
        <table:table-row table:style-name="ro1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19.01.2015</text:date>, <text:time>21:22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vroni</meta:initial-creator>
    <meta:creation-date>2014-12-09T19:14:39Z</meta:creation-date>
    <dc:date>2015-01-19T21:22:09.09</dc:date>
    <meta:editing-cycles>8</meta:editing-cycles>
    <meta:editing-duration>PT3H47M58S</meta:editing-duration>
    <meta:document-statistic meta:table-count="3" meta:cell-count="496" meta:object-count="0"/>
  </office:meta>
</office:document-meta>
</file>